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3"/>
        <table:table-column table:style-name="co27" table:default-cell-style-name="ce13"/>
        <table:table-column table:style-name="co3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0"/>
        <table:table-column table:style-name="co36" table:default-cell-style-name="ce13"/>
        <table:table-column table:style-name="co37" table:default-cell-style-name="ce13"/>
        <table:table-column table:style-name="co14" table:number-columns-repeated="16371" table:default-cell-style-name="ce13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0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4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4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4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4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4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4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4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4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4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4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4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4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4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0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4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4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0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4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4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0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4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4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4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4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4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4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4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4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4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4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4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4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4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4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4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4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4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4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table:style-name="ce14"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4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4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4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4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4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4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4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4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4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4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4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4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4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4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4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4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4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4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4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4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4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4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4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4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4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4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table:style-name="ce14"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4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4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4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4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table:style-name="ce14"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table:style-name="ce14"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4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4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4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4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4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4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4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4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4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4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4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4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4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4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4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4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4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4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4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4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4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4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4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4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4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4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4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4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4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4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4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4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4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4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4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4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4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4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4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4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4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4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table:style-name="ce14"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4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4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4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4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4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4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4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4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4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4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4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4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0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4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4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4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4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4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4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4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4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4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4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4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4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4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4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0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4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4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4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4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4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4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4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4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4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4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4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4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table:style-name="ce14"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4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4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4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4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table:style-name="ce14"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4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4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4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4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4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4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4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4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table:style-name="ce14"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4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4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4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4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4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4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4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4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4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table:style-name="ce14"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table:style-name="ce14"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4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4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4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4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4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table:style-name="ce14"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4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4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4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4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4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4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4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4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4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0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4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table:style-name="ce14"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4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4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4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4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4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4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4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4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4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4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4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4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4" table:number-columns-repeated="16380" table:default-cell-style-name="ce13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scc_Summ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cc_Unit_Enchantment</text:p>
          </table:table-cell>
          <table:table-cell table:style-name="ce23" office:value-type="string" calcext:value-type="string">
            <text:p>1, 15</text:p>
          </table:table-cell>
          <table:table-cell table:style-name="ce23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2">scc_</text:span>City_Enchantment_Positive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2">scc_</text:span>City_Enchantment_Negativ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cc_Direct_Damage_Fixed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scc_Global_Enchantment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3"/>
          <table:table-cell table:style-name="ce23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4" office:value-type="string" calcext:value-type="string">
            <text:p><text:span text:style-name="T2">scc_</text:span>Dispels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4" office:value-type="string" calcext:value-type="string">
            <text:p><text:span text:style-name="T2">scc_</text:span>Disenchants</text:p>
          </table:table-cell>
          <table:table-cell table:number-columns-repeated="2" table:style-name="ce23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<text:span text:style-name="T2">scc_</text:span>Disjunctions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<text:span text:style-name="T2">scc_Combat_</text:span>Counter_Magic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4" office:value-type="string" calcext:value-type="string">
            <text:p>scc_Direct_Damage_Variabl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<text:span text:style-name="T2">scc_Combat_</text:span>Banish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3"/>
        <table:table-column table:style-name="co19" table:default-cell-style-name="ce13"/>
        <table:table-column table:style-name="co14" table:number-columns-repeated="16382" table:default-cell-style-name="ce13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4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6T22:04:30.946000000</dc:date>
    <meta:editing-duration>P26DT4H19M4S</meta:editing-duration>
    <meta:editing-cycles>123</meta:editing-cycles>
    <meta:document-statistic meta:table-count="7" meta:cell-count="3901" meta:object-count="0"/>
  </office:meta>
</office:document-meta>
</file>